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1">
  <office:scripts/>
  <office:font-face-decls>
    <style:font-face style:name="Tahoma2" svg:font-family="Tahoma"/>
    <style:font-face style:name="Lucida Sans Unicode1"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1" style:master-page-name="Standard">
      <style:paragraph-properties style:page-number="auto">
        <style:tab-stops>
          <style:tab-stop style:position="0cm"/>
        </style:tab-stops>
      </style:paragraph-properties>
    </style:style>
    <style:style style:name="P2" style:family="paragraph" style:parent-style-name="Standard">
      <style:text-properties fo:language="en" fo:country="US"/>
    </style:style>
    <style:style style:name="P3" style:family="paragraph" style:parent-style-name="Heading_20_2">
      <style:paragraph-properties>
        <style:tab-stops>
          <style:tab-stop style:position="0cm"/>
        </style:tab-stops>
      </style:paragraph-properties>
      <style:text-properties fo:language="en" fo:country="US"/>
    </style:style>
    <style:style style:name="P4" style:family="paragraph" style:parent-style-name="Heading_20_3">
      <style:paragraph-properties>
        <style:tab-stops>
          <style:tab-stop style:position="0cm"/>
        </style:tab-stops>
      </style:paragraph-properties>
      <style:text-properties fo:language="en" fo:country="US"/>
    </style:style>
    <style:style style:name="T1" style:family="text">
      <style:text-properties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1">Important Ideas about the Simutrans 128x128 Set</text:span></text:h>
      <text:h text:style-name="P3" text:outline-level="2">The Approval Procedure </text:h>
      <text:p text:style-name="P2">Basically, what we need is a good image fitting to the game, preferably arranged in a manner similar to the one used for official files for easier processing (set contains many thousands of image frames, and therefore it must be handed in some standardized fashion). Dat file is only needed (or good to have) for vehicles, since usually I do not know the stats.</text:p>
      <text:p text:style-name="P2">I try to include every image whose quality is high enough. But as you see in recent days, there is such an influx of high quality graphics, that there is no way to fit it all to the one game. Then I have to choose. I try to at first choose such objects which in some way fill the gaps in the game. For example if we have a set of powerful engines already, I will prefer to add a weaker one, if I have to choose from other powerful or weak. This applies to both the graphics and the in game use. Also, sometimes I have to adjust the stats to make object fit to the game world better.</text:p>
      <text:p text:style-name="P2">Tomas Kubes</text:p>
      <text:p text:style-name="P2">coordinator of 128x128 development</text:p>
      <text:p text:style-name="P2">as of Feb 2006</text:p>
      <text:h text:style-name="P3" text:outline-level="2">Notes for Reality Fans about Shuffling the Stats</text:h>
      <text:h text:style-name="P4" text:outline-level="3">Superior Vehicles (ex: Millard)</text:h>
      <text:p text:style-name="P2">I know that in various parts of the world, certain top class vehicles were constructed. They were very exceptional and in most cases remained prototypes or were used for specific purposes and as a showcase of local engineering. In game, there is no way how to set, that player can buy just one unit of this vehicle, so some statistics need to be adjusted to make things fit and play well. If there will be one engine too good, it will make others useless and thus kill the fun.</text:p>
      <text:p text:style-name="P2">Take it this way. In reality, there was extreme upswing of rail transport going from mid 19th century to about 1940. In these time many European and American steam trains were running at speeds which were after the war reached again far later in late 70ties of the century by modern EMU.</text:p>
      <text:p text:style-name="P2">But thit poses a significant problem for the game! The engines like Millard or similar were purchased only by the most prosperous and biggest rail companies. But player starts his little business in 1930. That is a little-big problem. If he is not supposed to start with millions, all those nice and marvelous engines are just for spectacular show in the depot. He can never ever make such big investment! Once his company is well started, the era of those magnificent engineering master pieces is sadly already behind...</text:p>
      <text:p text:style-name="P2">So things need to be adjusted slightly to be playable in the game. As you can observe, you start the game with poor 100 km/h loco and than slowly climb up. I was wondering if starting date can be moved by some years back. I will probably do so, but I'm not sure yet, some things will need to be fixed before doing so. But still there is no way, how he can employ trains running at 200km/h at 1930. I do know that such trains exist! But we are crating the game. Of course you can always offer a pak for download for those who just like to sandbox play and tune their rail-game.</text:p>
      <text:h text:style-name="P4" text:outline-level="3">Engine Power and Weight</text:h>
      <text:p text:style-name="P2">Please remember that normally used train length in Simutrans is 16 cars. This reserves such size to longest freight trains. So in reality if you build an eight car passenger train in <text:soft-page-break/>Simutrans, it would be something comparable to a 20 car super express, so it is pretty fin for the game if a normal express engine suitable for normal express trains will reach its top speed with 4 or 5 cars. Especially when the game starts, it won't be possible to load bigger trains anyway.</text:p>
      <text:p text:style-name="P2">This of course means that the stats for some engines need to be lowered. Remember that the cargo weight is heavily reduced in Simutrans, since smaller payloads are used (otherwise trucks will go out of business), so some special engines need to have their power limited, because otherwise they will so powerful that it will not be possible to make trains heavy enough for them.</text:p>
      <text:h text:style-name="P4" text:outline-level="3">Payloads</text:h>
      <text:p text:style-name="P2">Payloads of most vehicles need to be adjusted heavily in Simutrans. Remember that player is playing with something as small as trucks and something as big as ships. In reality big sea vessels are so huge, that it takes tens of biggest trains to fill them. That is of course not possible in the game. There simply will not be enough of cargo. So the capacities are heavily equalized.</text:p>
      <text:p text:style-name="P2">Therefore it is possible for player to consider more possibilities for given route. This is something that makes game challenging and interesting, but not very real. But the game play is what matters!</text:p>
      <text:h text:style-name="P4" text:outline-level="3">General Balancing Ideas</text:h>
      <text:p text:style-name="P2">I in general try to balance the vehicles in the fashion that each will have some good points and some drawbacks in the set of price, maintenance, capacity, top speed and acceleration. Also freight trains should not be mostly motivated to go much faster than 80km/h (except for special goods) and there should be some basic match between engines and available wagons.</text:p>
      <text:p text:style-name="P2">At all costs I try to avoid super vehicles. If some vehicle is good in all performing aspects, it must be terribly expensive to buy and maintain, otherwise it will just kill all other ones making the game boring.</text:p>
      <text:h text:style-name="P3" text:outline-level="2">Thoughts abut Economics</text:h>
      <text:p text:style-name="P2">Trains under 6 wagons should be lossy. Except for rail units (designed to run small) and special situations like low quality tracks and low cost vehicle. That is an intention.</text:p>
      <text:p text:style-name="P2">Raw materials are also intended to be mostly lower income to motivate player in building complex network serving whole chain and not just scatter a pieces of track between some mines and power plants. </text:p>
      <text:h text:style-name="P3" text:outline-level="2">Vehicle Naming Guidelines</text:h>
      <text:p text:style-name="P2">Name of the vehicle is fully in the competence of the creator. The common habit is to prefix the real name (or invented name) with a creators acronym. Please note that although it is possible to create object names with spaces, it is strongly not recommended (leave spacing for translations, create non-spaced object name and let us know what real one should be). If then name is acceptable, it will not be changed when the vehicle is included into the official set.</text:p>
      <text:p text:style-name="P2">Please not that Simutrans takes the name of convoy from the name of first vehicle. So if you are designing some multi-vehicle unit, give the first vehicle the general unit name. It looks much nicer if you have a train list where entries look like: 1) TGV, rather than: 1) TGV front eng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1">
  <office:font-face-decls>
    <style:font-face style:name="Tahoma2" svg:font-family="Tahoma"/>
    <style:font-face style:name="Lucida Sans Unicode1"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cs" fo:country="CZ"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cs" fo:country="CZ"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Absatz-Standardschriftart"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999cm" fo:page-height="29.699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dc:title>Vehicle Naming</dc:title>
    <meta:initial-creator>Radmila Kubešová</meta:initial-creator>
    <meta:creation-date>2005-09-24T11:19:00</meta:creation-date>
    <dc:creator>Vladimír Slávik</dc:creator>
    <dc:date>2009-02-20T15:45:31.28</dc:date>
    <meta:editing-cycles>11</meta:editing-cycles>
    <meta:editing-duration>PT01H18M12S</meta:editing-duration>
    <meta:generator>OpenOffice.org/3.0$Win32 OpenOffice.org_project/300m9$Build-9358</meta:generator>
    <meta:document-statistic meta:table-count="0" meta:image-count="0" meta:object-count="0" meta:page-count="2" meta:paragraph-count="28" meta:word-count="1127" meta:character-count="6257"/>
  </office:meta>
</office:document-meta>
</file>